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WS CloudFront and Its Role</text:h>
      <text:list xml:id="list2691597140" text:style-name="L1">
        <text:list-item>
          <text:p text:style-name="P2"><text:span text:style-name="Strong_20_Emphasis">AWS CloudFront</text:span> is a content delivery network (CDN) that speeds up the delivery of your website or application content by caching it at edge locations around the world. </text:p>
        </text:list-item>
        <text:list-item>
          <text:p text:style-name="P1">It acts as a reverse proxy, meaning it stands between your users and your origin servers to deliver content quickly and securely. </text:p>
        </text:list-item>
      </text:list>
      <text:p text:style-name="Horizontal_20_Line"/>
      <text:h text:style-name="Heading_20_3" text:outline-level="3">How AWS CloudFront Blocking Mechanism Works</text:h>
      <text:list xml:id="list186164685" text:style-name="L2">
        <text:list-item>
          <text:p text:style-name="P3"><text:span text:style-name="Strong_20_Emphasis">Integration with AWS WAF (Web Application Firewall):</text:span></text:p>
          <text:list>
            <text:list-item>
              <text:p text:style-name="P4">CloudFront can be configured to work with AWS WAF, which allows you to define rules that filter out unwanted traffic. </text:p>
            </text:list-item>
            <text:list-item>
              <text:p text:style-name="P4">These rules can block requests based on factors like IP addresses, request patterns, or even certain query strings. </text:p>
            </text:list-item>
          </text:list>
        </text:list-item>
        <text:list-item>
          <text:p text:style-name="P3"><text:span text:style-name="Strong_20_Emphasis">Request Inspection:</text:span></text:p>
          <text:list>
            <text:list-item>
              <text:p text:style-name="P4">When a user makes a request, CloudFront first receives it at one of its edge locations. </text:p>
            </text:list-item>
            <text:list-item>
              <text:p text:style-name="P4">Before serving the content, CloudFront checks the request against the AWS WAF rules. </text:p>
            </text:list-item>
            <text:list-item>
              <text:p text:style-name="P4">If the request matches a rule that indicates it should be blocked (for example, from a malicious IP), CloudFront will block the request immediately—this prevents harmful traffic from reaching your origin servers. </text:p>
            </text:list-item>
          </text:list>
        </text:list-item>
        <text:list-item>
          <text:p text:style-name="P3"><text:span text:style-name="Strong_20_Emphasis">Security at the Edge:</text:span></text:p>
          <text:list>
            <text:list-item>
              <text:p text:style-name="P4">By performing the blocking at the edge, CloudFront helps reduce the load on your servers and minimizes the risk of attacks reaching your core infrastructure. </text:p>
            </text:list-item>
            <text:list-item>
              <text:p text:style-name="P3">This approach enhances both security and performance. </text:p>
            </text:list-item>
          </text:list>
        </text:list-item>
      </text:list>
      <text:p text:style-name="Horizontal_20_Line"/>
      <text:h text:style-name="Heading_20_3" text:outline-level="3">Understanding the aws-waf-token</text:h>
      <text:list xml:id="list1919612698" text:style-name="L3">
        <text:list-item>
          <text:p text:style-name="P6"><text:span text:style-name="Strong_20_Emphasis">aws-waf-token</text:span> is a security token used in the integration between AWS CloudFront and AWS WAF. </text:p>
        </text:list-item>
        <text:list-item>
          <text:p text:style-name="P6"><text:span text:style-name="Strong_20_Emphasis">Purpose of the Token:</text:span> </text:p>
          <text:list>
            <text:list-item>
              <text:p text:style-name="P6">It acts as a marker or signature that confirms the request has been processed and evaluated by AWS WAF. </text:p>
            </text:list-item>
            <text:list-item>
              <text:p text:style-name="P6">This token helps ensure that the rules enforced by AWS WAF are properly applied by CloudFront. </text:p>
            </text:list-item>
          </text:list>
        </text:list-item>
        <text:list-item>
          <text:p text:style-name="P6"><text:span text:style-name="Strong_20_Emphasis">How It Works:</text:span> </text:p>
          <text:list>
            <text:list-item>
              <text:p text:style-name="P6">When a request is inspected by AWS WAF, a token may be attached to the request. </text:p>
            </text:list-item>
            <text:list-item>
              <text:p text:style-name="P6">This token provides additional security by validating that the request has undergone the necessary checks. </text:p>
            </text:list-item>
            <text:list-item>
              <text:p text:style-name="P5">If the token indicates that the request has already been evaluated, CloudFront can quickly decide whether to allow or block it based on the predefined rules. </text:p>
            </text:list-item>
          </text:list>
        </text:list-item>
      </text:list>
      <text:p text:style-name="Horizontal_20_Line"/>
      <text:h text:style-name="Heading_20_3" text:outline-level="3"><text:soft-page-break/>Summary</text:h>
      <text:list xml:id="list2974303247" text:style-name="L4">
        <text:list-item>
          <text:p text:style-name="P8"><text:span text:style-name="Strong_20_Emphasis">AWS CloudFront</text:span> enhances content delivery by caching and serving content from global edge locations. </text:p>
        </text:list-item>
        <text:list-item>
          <text:p text:style-name="P8">It works together with <text:span text:style-name="Strong_20_Emphasis">AWS WAF</text:span> to block unwanted or malicious traffic before it reaches your servers. </text:p>
        </text:list-item>
        <text:list-item>
          <text:p text:style-name="P8">The <text:span text:style-name="Strong_20_Emphasis">aws-waf-token</text:span> plays a key role in ensuring that the AWS WAF rules are applied correctly, adding an extra layer of security. </text:p>
        </text:list-item>
        <text:list-item>
          <text:p text:style-name="P7">Overall, this integrated approach provides robust, edge-based protection while maintaining high performance for your web application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16:58.634825508</meta:creation-date>
    <dc:date>2025-03-21T09:19:02.103197103</dc:date>
    <meta:editing-duration>PT2M4S</meta:editing-duration>
    <meta:editing-cycles>1</meta:editing-cycles>
    <meta:document-statistic meta:table-count="0" meta:image-count="0" meta:object-count="0" meta:page-count="2" meta:paragraph-count="28" meta:word-count="417" meta:character-count="2495" meta:non-whitespace-character-count="2111"/>
    <meta:generator>LibreOffice/7.3.7.2$Linux_X86_64 LibreOffice_project/30$Build-2</meta:generator>
  </office:meta>
</office:document-meta>
</file>